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text-properties style:font-name="Verdana" officeooo:paragraph-rsid="001c8d80"/>
    </style:style>
    <style:style style:name="P4" style:family="paragraph" style:parent-style-name="Standard">
      <style:text-properties style:font-name="Verdana" fo:font-size="12pt" officeooo:rsid="0025d110" officeooo:paragraph-rsid="0025d110" style:font-size-asian="12pt" style:font-size-complex="12pt"/>
    </style:style>
    <style:style style:name="P5" style:family="paragraph" style:parent-style-name="Standard">
      <style:text-properties officeooo:rsid="002233b2" officeooo:paragraph-rsid="002233b2"/>
    </style:style>
    <style:style style:name="P6" style:family="paragraph" style:parent-style-name="Standard">
      <style:text-properties officeooo:paragraph-rsid="0031d8e0"/>
    </style:style>
    <style:style style:name="P7" style:family="paragraph" style:parent-style-name="Default">
      <style:text-properties fo:color="#000000" style:font-name="Verdana" fo:font-size="12pt" officeooo:rsid="0028c3bf" officeooo:paragraph-rsid="0028c3bf" style:font-size-asian="12pt" style:font-size-complex="12pt"/>
    </style:style>
    <style:style style:name="P8" style:family="paragraph" style:parent-style-name="Default" style:list-style-name="L3">
      <style:text-properties style:font-name="Verdana" fo:font-size="12pt" officeooo:rsid="001d8624" style:font-size-asian="12pt" style:font-size-complex="12pt"/>
    </style:style>
    <style:style style:name="P9" style:family="paragraph" style:parent-style-name="Default" style:list-style-name="L3">
      <style:text-properties fo:color="#000000" style:font-name="Verdana" fo:font-size="12pt" officeooo:rsid="001d8624" style:font-size-asian="12pt" style:font-size-complex="12pt"/>
    </style:style>
    <style:style style:name="P10" style:family="paragraph" style:parent-style-name="Default" style:list-style-name="L4">
      <style:text-properties fo:color="#000000" style:font-name="Verdana" fo:font-size="12pt" officeooo:rsid="0028c3bf" officeooo:paragraph-rsid="0028c3bf" style:font-size-asian="12pt" style:font-size-complex="12pt"/>
    </style:style>
    <style:style style:name="P11" style:family="paragraph" style:parent-style-name="Default" style:list-style-name="L4">
      <style:text-properties fo:color="#000000" style:font-name="Verdana" fo:font-size="12pt" officeooo:rsid="003663d6" officeooo:paragraph-rsid="003663d6" style:font-size-asian="12pt" style:font-size-complex="12pt"/>
    </style:style>
    <style:style style:name="P12" style:family="paragraph" style:parent-style-name="Heading_20_1">
      <style:text-properties style:font-name="Verdana"/>
    </style:style>
    <style:style style:name="P13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Heading_20_3">
      <style:paragraph-properties fo:text-align="center" style:justify-single-word="false"/>
      <style:text-properties officeooo:paragraph-rsid="001c8d80"/>
    </style:style>
    <style:style style:name="P15" style:family="paragraph" style:parent-style-name="Standard" style:list-style-name="L1">
      <style:text-properties style:font-name="Verdana" officeooo:rsid="001d8624" officeooo:paragraph-rsid="001d8624"/>
    </style:style>
    <style:style style:name="P16" style:family="paragraph" style:parent-style-name="Standard" style:list-style-name="L2">
      <style:text-properties style:font-name="Verdana" officeooo:rsid="001d8624" officeooo:paragraph-rsid="001d8624"/>
    </style:style>
    <style:style style:name="P17" style:family="paragraph" style:parent-style-name="Standard" style:list-style-name="L1">
      <style:text-properties style:font-name="Verdana" officeooo:rsid="001e92fe" officeooo:paragraph-rsid="001e92fe"/>
    </style:style>
    <style:style style:name="P18" style:family="paragraph" style:parent-style-name="Standard" style:list-style-name="L5">
      <style:text-properties style:font-name="Verdana" fo:font-size="12pt" officeooo:rsid="0025d110" officeooo:paragraph-rsid="0025d110" style:font-size-asian="12pt" style:font-size-complex="12pt"/>
    </style:style>
    <style:style style:name="P19" style:family="paragraph" style:parent-style-name="Standard" style:list-style-name="L5">
      <style:text-properties style:font-name="Verdana" fo:font-size="12pt" officeooo:rsid="0025d110" officeooo:paragraph-rsid="003663d6" style:font-size-asian="12pt" style:font-size-complex="12pt"/>
    </style:style>
    <style:style style:name="P20" style:family="paragraph" style:parent-style-name="Standard" style:list-style-name="L1">
      <style:text-properties officeooo:rsid="001e92fe" officeooo:paragraph-rsid="001e92fe"/>
    </style:style>
    <style:style style:name="P21" style:family="paragraph" style:parent-style-name="Standard" style:list-style-name="L1">
      <style:text-properties officeooo:rsid="0023e998" officeooo:paragraph-rsid="0023e998"/>
    </style:style>
    <style:style style:name="P22" style:family="paragraph" style:parent-style-name="Standard" style:list-style-name="L5">
      <style:text-properties officeooo:paragraph-rsid="0025d110"/>
    </style:style>
    <style:style style:name="P23" style:family="paragraph" style:parent-style-name="Standard" style:list-style-name="L5">
      <style:text-properties officeooo:rsid="003663d6" officeooo:paragraph-rsid="003663d6"/>
    </style:style>
    <style:style style:name="T1" style:family="text">
      <style:text-properties officeooo:rsid="001b3c68"/>
    </style:style>
    <style:style style:name="T2" style:family="text">
      <style:text-properties fo:font-size="18.2000007629395pt" fo:font-weight="bold" officeooo:rsid="001b3c68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3" style:family="text">
      <style:text-properties fo:font-size="18.2000007629395pt" fo:font-weight="bold" officeooo:rsid="002d8257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4" style:family="text">
      <style:text-properties fo:font-size="18.2000007629395pt" fo:font-weight="bold" officeooo:rsid="00300fff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5" style:family="text">
      <style:text-properties fo:font-size="18.2000007629395pt" fo:font-weight="bold" officeooo:rsid="0031d8e0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6" style:family="text">
      <style:text-properties fo:font-size="18.2000007629395pt" fo:font-weight="bold" officeooo:rsid="0034cde8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7" style:family="text">
      <style:text-properties fo:font-size="18.2000007629395pt" fo:font-weight="bold" officeooo:rsid="003663d6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8" style:family="text">
      <style:text-properties style:font-name="Verdana"/>
    </style:style>
    <style:style style:name="T9" style:family="text">
      <style:text-properties style:font-name="Verdana" officeooo:rsid="001b8966"/>
    </style:style>
    <style:style style:name="T10" style:family="text">
      <style:text-properties style:font-name="Verdana" officeooo:rsid="001d8624"/>
    </style:style>
    <style:style style:name="T11" style:family="text">
      <style:text-properties style:font-name="Verdana" officeooo:rsid="001e92fe"/>
    </style:style>
    <style:style style:name="T12" style:family="text">
      <style:text-properties style:font-name="Verdana" fo:font-size="12pt" style:font-size-asian="12pt" style:font-size-complex="12pt"/>
    </style:style>
    <style:style style:name="T13" style:family="text">
      <style:text-properties style:font-name="Verdana" fo:font-size="12pt" officeooo:rsid="0028c3bf" style:font-size-asian="12pt" style:font-size-complex="12pt"/>
    </style:style>
    <style:style style:name="T14" style:family="text">
      <style:text-properties style:font-name="Verdana" fo:font-size="12pt" officeooo:rsid="0025d110" style:font-size-asian="12pt" style:font-size-complex="12pt"/>
    </style:style>
    <style:style style:name="T15" style:family="text">
      <style:text-properties style:font-name="Verdana" fo:font-size="12pt" officeooo:rsid="0033f7f4" style:font-size-asian="12pt" style:font-size-complex="12pt"/>
    </style:style>
    <style:style style:name="T16" style:family="text">
      <style:text-properties style:font-name="Verdana" officeooo:rsid="00299f25"/>
    </style:style>
    <style:style style:name="T17" style:family="text">
      <style:text-properties style:font-name="Verdana" officeooo:rsid="003663d6"/>
    </style:style>
    <style:style style:name="T18" style:family="text">
      <style:text-properties fo:color="#999999" style:font-name="Verdana"/>
    </style:style>
    <style:style style:name="T19" style:family="text">
      <style:text-properties fo:color="#999999" style:font-name="Verdana" officeooo:rsid="001b8966"/>
    </style:style>
    <style:style style:name="T20" style:family="text">
      <style:text-properties fo:color="#999999" style:font-name="Verdana" fo:font-size="14.1000003814697pt" fo:font-weight="bold" officeooo:rsid="001b8966" style:font-name-asian="Noto Sans CJK SC" style:font-size-asian="14.1000003814697pt" style:font-weight-asian="bold" style:font-name-complex="Noto Sans Devanagari1" style:font-size-complex="14.1000003814697pt" style:font-weight-complex="bold"/>
    </style:style>
    <style:style style:name="T21" style:family="text">
      <style:text-properties fo:color="#999999" style:font-name="Verdana" officeooo:rsid="0034cde8"/>
    </style:style>
    <style:style style:name="T22" style:family="text">
      <style:text-properties fo:color="#000000"/>
    </style:style>
    <style:style style:name="T23" style:family="text">
      <style:text-properties fo:color="#000000" fo:font-style="normal" fo:font-weight="normal" style:font-style-asian="normal" style:font-weight-asian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officeooo:rsid="00299f25"/>
    </style:style>
    <style:style style:name="T26" style:family="text">
      <style:text-properties officeooo:rsid="0031d8e0"/>
    </style:style>
    <style:style style:name="T27" style:family="text">
      <style:text-properties officeooo:rsid="003265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G<text:span text:style-name="T26">ridTracker</text:span> ​v1.2<text:span text:style-name="T1">1</text:span>.<text:span text:style-name="T2">0</text:span><text:span text:style-name="T3">3</text:span><text:span text:style-name="T6">2</text:span><text:span text:style-name="T7">4</text:span><text:span text:style-name="T4"> – </text:span><text:span text:style-name="T5">An Amateur Radio Companion by the Amateur Radio Community</text:span></text:h>
      <text:h text:style-name="Heading_20_3" text:outline-level="3"><text:span text:style-name="T20">March</text:span><text:span text:style-name="T18"> </text:span><text:span text:style-name="T21">22</text:span><text:span text:style-name="T18">th, 202</text:span><text:span text:style-name="T19">1</text:span></text:h>
      <text:h text:style-name="P13" text:outline-level="3">General Information</text:h>
      <text:p text:style-name="P2"/>
      <text:p text:style-name="Standard"><text:span text:style-name="T8">This is </text:span><text:span text:style-name="T9">the </text:span><text:span text:style-name="T17">first hotfix release to the</text:span><text:span text:style-name="T9"> </text:span><text:span text:style-name="T16">official</text:span><text:span text:style-name="T9"> open source release</text:span><text:span text:style-name="T8"> of GridTracker. </text:span><text:span text:style-name="T9">It contains a number of bug fixes and a handful of new features.</text:span></text:p>
      <text:p text:style-name="P1"/>
      <text:p text:style-name="P1">Stephen ‘Tag’ Loomis has graciously made GridTracker open source. That means we can all work together to make it better. ‘<text:span text:style-name="T27">T</text:span>ag’ has decided to spend more time focusing on other projects, but there is a new core team of developers who are working to keep things current and continue on his great work.</text:p>
      <text:p text:style-name="P1"/>
      <text:p text:style-name="P1">GridTracker is now:</text:p>
      <text:p text:style-name="P1">Copyright © 1998-2020 by Stephen ‘Tag’ Loomis</text:p>
      <text:p text:style-name="P1">Copyright © 202<text:span text:style-name="T25">0-2021</text:span> by GridTracker.org</text:p>
      <text:p text:style-name="P1">All rights reserved.</text:p>
      <text:p text:style-name="P1"/>
      <text:p text:style-name="P1">GridTracker uses the OSS compliant BSD 3 Clause License</text:p>
      <text:p text:style-name="P6"><text:span text:style-name="T8">Source code is available at GitLab: </text:span><text:a xlink:type="simple" xlink:href="https://gitlab.com/gridtracker.org/gridtracker" text:style-name="Internet_20_link" text:visited-style-name="Visited_20_Internet_20_Link"><text:span text:style-name="T8">https://gitlab.com/gridtracker.org/gridtracker</text:span></text:a></text:p>
      <text:p text:style-name="P1"/>
      <text:h text:style-name="P14" text:outline-level="3">Program Update</text:h>
      <text:p text:style-name="P3"/>
      <text:p text:style-name="P3">[ Paul Traina ]</text:p>
      <text:list xml:id="list1574656812" text:style-name="L1">
        <text:list-item>
          <text:p text:style-name="P15">Cleaned up the title bar to show context information</text:p>
        </text:list-item>
        <text:list-item>
          <text:p text:style-name="P20"><text:span text:style-name="T10">G</text:span><text:span text:style-name="T8">T now recognizes JTDX on Mac</text:span></text:p>
        </text:list-item>
        <text:list-item>
          <text:p text:style-name="P17">PSK-Spot layer merged with Live/Logbook Grids by default</text:p>
        </text:list-item>
        <text:list-item>
          <text:p text:style-name="P17">Inputs in settings sanitized</text:p>
        </text:list-item>
        <text:list-item>
          <text:p text:style-name="P17">Fix spots when in realtime mode</text:p>
        </text:list-item>
        <text:list-item>
          <text:p text:style-name="P21"><text:span text:style-name="T11">A</text:span><text:span text:style-name="T8">dded CQ zone name in reports</text:span></text:p>
        </text:list-item>
      </text:list>
      <text:p text:style-name="P5"><text:span text:style-name="T11">[ </text:span><text:span text:style-name="T8">Tag Loomis</text:span><text:span text:style-name="T11"> </text:span><text:span text:style-name="T8">]</text:span></text:p>
      <text:list xml:id="list3045737498" text:style-name="L2">
        <text:list-item>
          <text:p text:style-name="P16">Roster context menu active on entire window</text:p>
        </text:list-item>
        <text:list-item>
          <text:p text:style-name="P16">remote station distance and azimuth in lookup if available</text:p>
        </text:list-item>
      </text:list>
      <text:p text:style-name="P1">[ Seb<text:span text:style-name="T24">astian Delmont ]</text:span></text:p>
      <text:list xml:id="list1630192662" text:style-name="L3">
        <text:list-item>
          <text:p text:style-name="P8"><text:span text:style-name="T23">Changed layout of roster controls and made it simpler to hide and show </text:span><text:span text:style-name="T22">them</text:span></text:p>
        </text:list-item>
        <text:list-item>
          <text:p text:style-name="P9">Allow roster window to be as narrow as WSJT-X narrowest window size</text:p>
        </text:list-item>
      </text:list>
      <text:p text:style-name="P7">[ Mattew Chambers ]</text:p>
      <text:list xml:id="list2762937772" text:style-name="L4">
        <text:list-item>
          <text:p text:style-name="P10">Call Roster is now labeled "GridTracker" and contains partial layer information</text:p>
        </text:list-item>
        <text:list-item>
          <text:p text:style-name="P11">fixed bug with loading adif files #71</text:p>
        </text:list-item>
      </text:list>
      <text:p text:style-name="P4"><text:soft-page-break/>[ Christian Bayer ]</text:p>
      <text:list xml:id="list40376927" text:style-name="L5">
        <text:list-item>
          <text:p text:style-name="P18">Fixed ordering of centimeter bands in stats window</text:p>
        </text:list-item>
        <text:list-item>
          <text:p text:style-name="P18">Clicking an unconfirmed DXCC in stats window now shows relevant log entries in pop up window</text:p>
        </text:list-item>
        <text:list-item>
          <text:p text:style-name="P22"><text:span text:style-name="T13">New C</text:span><text:span text:style-name="T14">allook preference setting. if checked, US callsigns will always be queried from </text:span><text:span text:style-name="T13">C</text:span><text:span text:style-name="T14">allook since it usually has more data than free </text:span><text:span text:style-name="T13">QRZ lookup</text:span></text:p>
        </text:list-item>
        <text:list-item>
          <text:p text:style-name="P23"><text:span text:style-name="T15">f</text:span><text:span text:style-name="T12">ixed bug with CR not filtering unwanted stations correctly #72</text:span></text:p>
        </text:list-item>
        <text:list-item>
          <text:p text:style-name="P19">Fixed #63 blurry Windows ic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0:22:32.325006610</meta:creation-date>
    <dc:date>2021-03-26T14:52:11.211964848</dc:date>
    <meta:editing-duration>P1DT1H16M45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2" meta:paragraph-count="34" meta:word-count="331" meta:character-count="1908" meta:non-whitespace-character-count="1626"/>
  </office:meta>
</office:document-meta>
</file>